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font-size="12pt" officeooo:rsid="00052b87" officeooo:paragraph-rsid="00052b87" style:font-size-asian="12pt" style:font-size-complex="12pt"/>
    </style:style>
    <style:style style:name="P2" style:family="paragraph" style:parent-style-name="Preformatted_20_Text">
      <style:text-properties fo:font-size="12pt" officeooo:rsid="00052b87" officeooo:paragraph-rsid="00069269" style:font-size-asian="12pt" style:font-size-complex="12pt"/>
    </style:style>
    <style:style style:name="T1" style:family="text">
      <style:text-properties officeooo:rsid="00062b66"/>
    </style:style>
    <style:style style:name="T2" style:family="text">
      <style:text-properties officeooo:rsid="000692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CP: 952</text:p>
      <text:p text:style-name="P1">TLSv1.2: 793</text:p>
      <text:p text:style-name="P1">DNS: 93</text:p>
      <text:p text:style-name="P1">MDNS: 16</text:p>
      <text:p text:style-name="P1">HTTP: 8</text:p>
      <text:p text:style-name="P1">SSDP: 4</text:p>
      <text:p text:style-name="P1"/>
      <text:p text:style-name="P1"/>
      <text:p text:style-name="P1">TCP: - Transportschicht</text:p>
      <text:p text:style-name="P1"><text:tab/>- Transmission Control Protocol</text:p>
      <text:p text:style-name="P1"><text:tab/>- zuverlässiges, verbindungsorientiertes, paketvermitteltes <text:tab/></text:p>
      <text:p text:style-name="P1"><text:s text:c="7"/>Transportprotokoll</text:p>
      <text:p text:style-name="P1"/>
      <text:p text:style-name="P1">TLS: - Transportschicht</text:p>
      <text:p text:style-name="P1"><text:tab/>- Transport Layer Security</text:p>
      <text:p text:style-name="P1"><text:tab/>- Erweiterung von TCP um Verschlüsselung</text:p>
      <text:p text:style-name="P1"/>
      <text:p text:style-name="P1">DNS: - Anwendungsschicht</text:p>
      <text:p text:style-name="P1"><text:tab/>- Domain Name System</text:p>
      <text:p text:style-name="P1"><text:tab/>- Umsetzung zwischen Domainnamen und IP-Adresssen</text:p>
      <text:p text:style-name="P1"/>
      <text:p text:style-name="P1">MDNS:- Anwendungsschicht</text:p>
      <text:p text:style-name="P1"><text:tab/>- Multicast Domain Name System</text:p>
      <text:p text:style-name="P1"><text:tab/>- löst Hostnamen in kleinen Netzwerken, die keinen lokalen Hostnamen <text:s text:c="5"/></text:p>
      <text:p text:style-name="P1"><text:s text:c="8"/>enthalten in IP-Adressen auf </text:p>
      <text:p text:style-name="P1"/>
      <text:p text:style-name="P1">HTTP:- Anwendungsschicht</text:p>
      <text:p text:style-name="P1"><text:tab/>- Hypertext Transfer Protocol</text:p>
      <text:p text:style-name="P1"><text:tab/>- zustandloses Protokoll</text:p>
      <text:p text:style-name="P1"><text:tab/>- zur Übertragungvon Daten auf der Anwenderschicht</text:p>
      <text:p text:style-name="P1"/>
      <text:p text:style-name="P1">SSDP:- Anwendungsschicht</text:p>
      <text:p text:style-name="P1"><text:tab/>- Simple Service <text:span text:style-name="T1">Discovery Protocol</text:span></text:p>
      <text:p text:style-name="P1"><text:tab/>- <text:span text:style-name="T2">Basiert auf IPS</text:span></text:p>
      <text:p text:style-name="P2"><text:tab/>- <text:span text:style-name="T2">Dient zur Anzeige und Erkennung von Netzwerkdiensten und <text:s text:c="34"/></text:span></text:p>
      <text:p text:style-name="P2"><text:span text:style-name="T2"><text:s text:c="7"/>Präsenzinformationen</text:span></text:p>
      <text:p text:style-name="P1"><text:tab/>- <text:span text:style-name="T1">dient zur Suche nach UPnP Geräten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2T12:21:38.668783286</dc:date>
    <meta:editing-duration>PT16M48S</meta:editing-duration>
    <meta:editing-cycles>1</meta:editing-cycles>
    <meta:document-statistic meta:table-count="0" meta:image-count="0" meta:object-count="0" meta:page-count="1" meta:paragraph-count="30" meta:word-count="115" meta:character-count="910" meta:non-whitespace-character-count="743"/>
    <meta:generator>LibreOffice/5.1.6.2$Linux_X86_64 LibreOffice_project/10m0$Build-2</meta:generator>
  </office:meta>
</office:document-meta>
</file>